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2" style:parent-style-name="DefaultParagraphFont" style:family="text">
      <style:text-properties style:font-name="Parchment" fo:color="#FFFFFF" fo:font-size="9pt" style:font-size-asian="9pt" style:font-size-complex="9pt"/>
    </style:style>
    <style:style style:name="P3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4" style:parent-style-name="Normal" style:family="paragraph">
      <style:paragraph-properties fo:text-align="center" fo:line-height="90%"/>
    </style:style>
    <style:style style:name="P5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6" style:parent-style-name="DefaultParagraphFont" style:family="text">
      <style:text-properties style:font-name="Parchment" fo:color="#FFFFFF" fo:font-size="9pt" style:font-size-asian="9pt" style:font-size-complex="9pt"/>
    </style:style>
    <style:style style:name="P7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8" style:parent-style-name="Normal" style:family="paragraph">
      <style:paragraph-properties fo:text-align="center" fo:line-height="90%"/>
    </style:style>
    <style:style style:name="T9" style:parent-style-name="DefaultParagraphFont" style:family="text">
      <style:text-properties style:font-name="Parchment" fo:color="#FFFFFF" fo:font-size="9pt" style:font-size-asian="9pt" style:font-size-complex="9pt"/>
    </style:style>
    <style:style style:name="T10" style:parent-style-name="DefaultParagraphFont" style:family="text">
      <style:text-properties style:font-name="Parchment" fo:color="#FFFFFF" fo:font-size="9pt" style:font-size-asian="9pt" style:font-size-complex="9pt"/>
    </style:style>
    <style:style style:name="P11" style:parent-style-name="Normal" style:family="paragraph">
      <style:text-properties style:font-name="Parchment" fo:color="#FF0000" fo:font-size="300pt" style:font-size-asian="300pt" style:font-size-complex="300pt"/>
    </style:style>
    <style:style style:name="T12" style:parent-style-name="DefaultParagraphFont" style:family="text">
      <style:text-properties style:font-name="Parchment" fo:color="#FFFFFF" fo:font-size="9pt" style:font-size-asian="9pt" style:font-size-complex="9pt"/>
    </style:style>
    <style:style style:name="T13" style:parent-style-name="DefaultParagraphFont" style:family="text">
      <style:text-properties style:font-name="Parchment" fo:color="#FFFFFF" fo:font-size="9pt" style:font-size-asian="9pt" style:font-size-complex="9pt"/>
    </style:style>
    <style:style style:name="T14" style:parent-style-name="DefaultParagraphFont" style:family="text">
      <style:text-properties style:font-name="Parchment" fo:color="#FFFFFF" fo:font-size="9pt" style:font-size-asian="9pt" style:font-size-complex="9pt"/>
    </style:style>
    <style:style style:name="T15" style:parent-style-name="DefaultParagraphFont" style:family="text">
      <style:text-properties style:font-name="Parchment" fo:color="#FFFFFF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background" draw:fill="gradient" draw:fill-gradient-name="a6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2.48838in, 2.56547in, 0.60037in, 0.20937in)"/>
    </style:style>
    <style:style style:family="graphic" style:name="a8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2.48838in, 2.56547in, 0.60037in, 0.20937in)"/>
    </style:style>
    <style:style style:family="graphic" style:name="a4" style:parent-style-name="Graphics">
      <style:graphic-properties fo:border="0.01042in none" fo:background-color="transparent" style:wrap="run-through" style:run-through="background" fo:clip="rect(2.48837in, 2.56546in, 0.60037in, 0.20937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71552" draw:id="id0" draw:style-name="a0" draw:name="Text Box 2" text:anchor-type="paragraph" svg:x="-0.06651in" svg:y="-0.53138in" svg:width="2.2625in" svg:height="3.04097in" style:rel-width="scale" style:rel-height="scale"><draw:text-box><text:p text:style-name="P3">A</text:p><text:p text:style-name="P4"><draw:frame draw:style-name="a1" draw:name="Picture 13" text:anchor-type="as-char" svg:x="0in" svg:y="0in" svg:width="1.15218in" svg:height="1.27604in" style:rel-width="scale" style:rel-height="scale"><draw:image xlink:href="media/image1.png" xlink:type="simple" xlink:show="embed" xlink:actuate="onLoad"/><svg:title/><svg:desc/></draw:frame></text:p></draw:text-box><svg:title/><svg:desc/></draw:frame></text:span></text:p>
      <text:p text:style-name="P5"><text:span text:style-name="T6"><draw:frame draw:z-index="251666432" draw:id="id1" draw:style-name="a2" draw:name="Text Box 2" text:anchor-type="paragraph" svg:x="0in" svg:y="6.67657in" svg:width="2.2625in" svg:height="3.04097in" style:rel-width="scale" style:rel-height="scale"><draw:text-box><text:p text:style-name="P7">A</text:p><text:p text:style-name="P8"><draw:frame draw:style-name="a3" draw:name="Picture 11" text:anchor-type="as-char" svg:x="0in" svg:y="0in" svg:width="1.15218in" svg:height="1.27604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9"><draw:frame draw:z-index="251669504" draw:style-name="a4" draw:name="Picture 10" text:anchor-type="paragraph" svg:x="0in" svg:y="4.80048in" svg:width="2.93023in" svg:height="3.26964in" style:rel-width="scale" style:rel-height="scale"><draw:image xlink:href="media/image1.png" xlink:type="simple" xlink:show="embed" xlink:actuate="onLoad"/><svg:title/><svg:desc/></draw:frame></text:span><text:span text:style-name="T10"><draw:frame draw:z-index="251662336" draw:id="id2" draw:style-name="a5" draw:name="Text Box 2" text:anchor-type="paragraph" svg:x="0in" svg:y="0.60208in" svg:width="4.54583in" svg:height="5.26736in" style:rel-width="scale" style:rel-height="scale"><draw:text-box><text:p text:style-name="P11">A</text:p></draw:text-box><svg:title/><svg:desc/></draw:frame></text:span><text:span text:style-name="T12"><text:tab/></text:span><text:span text:style-name="T13"><draw:custom-shape svg:x="0in" svg:y="-0.97657in" svg:width="8.39514in" svg:height="10.94167in" draw:z-index="251657214" draw:id="id3" draw:style-name="a7" draw:name="Rectangle: Rounded Corners 1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4"><draw:custom-shape svg:x="0in" svg:y="-0.625in" svg:width="7.70833in" svg:height="10.22222in" draw:z-index="251658239" draw:id="id4" draw:style-name="a8" draw:name="Rectangle: Rounded Corners 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9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" draw:style="linear" draw:angle="3150" draw:start-color="#959595" draw:end-color="#d6d6d6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25T08:57:00Z</meta:creation-date>
    <dc:date>2018-05-25T09:02:00Z</dc:date>
    <meta:template xlink:href="Normal" xlink:type="simple"/>
    <meta:editing-cycles>3</meta:editing-cycles>
    <meta:editing-duration>PT300S</meta:editing-duration>
    <meta:document-statistic meta:page-count="1" meta:paragraph-count="1" meta:word-count="1" meta:character-count="9" meta:row-count="1" meta:non-whitespace-character-count="9"/>
  </office:meta>
</office:document-meta>
</file>